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=2.4*Pounds*(Hours-1.3) </text:p>
      <text:p text:style-name="Standard"/>
      <text:p text:style-name="Standard">Nancy Clark: C depends on weigh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28T13:49:37.70</meta:creation-date>
    <meta:document-statistic meta:table-count="0" meta:image-count="0" meta:object-count="0" meta:page-count="1" meta:paragraph-count="2" meta:word-count="7" meta:character-count="58"/>
    <dc:date>2016-03-28T13:50:59.08</dc:date>
    <dc:creator>James Lombardi</dc:creator>
    <meta:editing-duration>PT1M23S</meta:editing-duration>
    <meta:editing-cycles>1</meta:editing-cycles>
    <meta:generator>OpenOffice/4.1.0$Win32 OpenOffice.org_project/410m18$Build-9764</meta:generator>
  </office:meta>
</office:document-meta>
</file>